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f9f" officeooo:paragraph-rsid="001dcf9f"/>
    </style:style>
    <style:style style:name="P2" style:family="paragraph" style:parent-style-name="Standard">
      <style:text-properties officeooo:rsid="001dcf9f" officeooo:paragraph-rsid="001dcf9f"/>
    </style:style>
    <style:style style:name="P3" style:family="paragraph" style:parent-style-name="Standard">
      <style:text-properties officeooo:rsid="0021eda8" officeooo:paragraph-rsid="0021eda8"/>
    </style:style>
    <style:style style:name="P4" style:family="paragraph" style:parent-style-name="Standard">
      <style:text-properties officeooo:rsid="0024575a" officeooo:paragraph-rsid="0024575a"/>
    </style:style>
    <style:style style:name="T1" style:family="text">
      <style:text-properties officeooo:rsid="002049f2"/>
    </style:style>
    <style:style style:name="T2" style:family="text">
      <style:text-properties officeooo:rsid="0025b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Cliente{</text:p>
      <text:p text:style-name="P1"><text:tab/>Int id;</text:p>
      <text:p text:style-name="P1"><text:tab/><text:span text:style-name="T1">Object foto;</text:span></text:p>
      <text:p text:style-name="P1"><text:tab/>String nombre;</text:p>
      <text:p text:style-name="P1"><text:tab/>String <text:s/>apellido;</text:p>
      <text:p text:style-name="P1"><text:tab/>String ciudad;</text:p>
      <text:p text:style-name="P1"><text:tab/>Date fechaNacimiento;</text:p>
      <text:p text:style-name="P1"><text:tab/>Int celular;</text:p>
      <text:p text:style-name="P1"><text:tab/>String email;</text:p>
      <text:p text:style-name="P1"><text:tab/>Int pasaporte;</text:p>
      <text:p text:style-name="P1"/>
      <text:p text:style-name="P1"><text:tab/></text:p>
      <text:p text:style-name="P1"/>
      <text:p text:style-name="P1"><text:tab/>getters y setters{}</text:p>
      <text:p text:style-name="P1"/>
      <text:p text:style-name="P1">}</text:p>
      <text:p text:style-name="P1"/>
      <text:p text:style-name="P1"/>
      <text:p text:style-name="P1">Enum Procesos { asd,asd,asd,asd }</text:p>
      <text:p text:style-name="P1"/>
      <text:p text:style-name="P1">Enum Documentos { asdasd,asd,asd,asd,asd,asd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Guardar Imagenes en BD</text:p>
      <text:p text:style-name="P4"/>
      <text:p text:style-name="P4">- <text:span text:style-name="T2">Crea app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0:21:34.646802195</meta:creation-date>
    <dc:date>2023-04-29T12:32:39.780442659</dc:date>
    <meta:editing-duration>PT3M5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41" meta:character-count="281" meta:non-whitespace-character-count="243"/>
  </office:meta>
</office:document-meta>
</file>